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6b703b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10" style:family="paragraph" style:parent-style-name="Standard">
      <style:text-properties officeooo:paragraph-rsid="1092a9d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style:text-properties officeooo:paragraph-rsid="1104ef98"/>
    </style:style>
    <style:style style:name="P27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30" style:family="paragraph" style:parent-style-name="Standard">
      <style:text-properties officeooo:paragraph-rsid="10a84028"/>
    </style:style>
    <style:style style:name="P31" style:family="paragraph" style:parent-style-name="Standard">
      <style:text-properties officeooo:paragraph-rsid="1044b2e0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text-properties officeooo:paragraph-rsid="10ac7e6b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text-properties officeooo:paragraph-rsid="0f9ce6c3"/>
    </style:style>
    <style:style style:name="P38" style:family="paragraph" style:parent-style-name="Standard">
      <style:text-properties officeooo:rsid="0dde9a1c" officeooo:paragraph-rsid="0f28fb61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4d50c8"/>
    </style:style>
    <style:style style:name="P42" style:family="paragraph" style:parent-style-name="Footnote">
      <style:text-properties officeooo:paragraph-rsid="108e3d76"/>
    </style:style>
    <style:style style:name="P43" style:family="paragraph" style:parent-style-name="Footnote">
      <style:text-properties officeooo:paragraph-rsid="0f92b562"/>
    </style:style>
    <style:style style:name="P44" style:family="paragraph" style:parent-style-name="Footnote">
      <style:text-properties officeooo:paragraph-rsid="1020b28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text-properties officeooo:paragraph-rsid="10656f7f"/>
    </style:style>
    <style:style style:name="P53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officeooo:paragraph-rsid="0d1ec96e"/>
    </style:style>
    <style:style style:name="P5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0f9ee08e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64" style:family="paragraph" style:parent-style-name="Footnote">
      <style:text-properties officeooo:rsid="043ccc66" officeooo:paragraph-rsid="0e5afad8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text-properties officeooo:paragraph-rsid="10aa1f15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7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8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5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92a9da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809136"/>
    </style:style>
    <style:style style:name="T4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840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fo:font-weight="normal" officeooo:rsid="106b777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aa1f1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10aa5c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ac7e6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font-name="Liberation Sans" fo:font-size="12pt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ab0c9f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8" style:family="text">
      <style:text-properties officeooo:rsid="04473353"/>
    </style:style>
    <style:style style:name="T119" style:family="text">
      <style:text-properties officeooo:rsid="0f95a7a0"/>
    </style:style>
    <style:style style:name="T120" style:family="text">
      <style:text-properties officeooo:rsid="0f8f58bd"/>
    </style:style>
    <style:style style:name="T121" style:family="text">
      <style:text-properties officeooo:rsid="0aace3cd"/>
    </style:style>
    <style:style style:name="T122" style:family="text">
      <style:text-properties style:font-name="Ubuntu" fo:font-size="10pt" style:font-size-asian="10pt" style:font-size-complex="10pt"/>
    </style:style>
    <style:style style:name="T123" style:family="text">
      <style:text-properties style:font-name="Liberation Sans" fo:font-size="10pt" style:font-size-asian="10pt" style:font-size-complex="10pt"/>
    </style:style>
    <style:style style:name="T12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50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5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3" style:family="text">
      <style:text-properties fo:color="#000000" loext:opacity="100%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5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59" style:family="text">
      <style:text-properties officeooo:rsid="1059a4a9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1" style:family="text">
      <style:text-properties style:font-name="Liberation Sans" fo:font-size="12pt" style:text-underline-style="none" officeooo:rsid="0462b983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2" style:family="text">
      <style:text-properties style:font-name="Liberation Sans" fo:font-size="12pt" style:text-underline-style="none" officeooo:rsid="1063929c" style:font-family-asian="'DejaVu Sans'" style:font-family-generic-asian="swiss" style:font-pitch-asian="variable" style:font-size-asian="12pt" style:font-size-complex="12pt" style:language-complex="nl" style:country-complex="NL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4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9" style:family="text">
      <style:text-properties style:font-name="Liberation Sans" fo:font-size="12pt" style:text-underline-style="none" officeooo:rsid="00bddfbe" style:font-size-asian="12pt" style:font-size-complex="12pt"/>
    </style:style>
    <style:style style:name="T180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nl" fo:country="NL" style:text-underline-style="none" officeooo:rsid="106392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style:font-name="Liberation Sans" fo:font-size="12pt" officeooo:rsid="0d1ec96e" style:font-size-asian="12pt" style:font-size-complex="12pt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font-name="Liberation Sans" fo:font-size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Ubuntu</text:user-field-get></text:span><text:span text:style-name="T2"><text:s/></text:span><text:span text:style-name="T4">Desktop</text:span><text:span text:style-name="T5">.</text:span></text:p>
      <text:p text:style-name="P2"/>
      <text:p text:style-name="P3"/>
      <text:p text:style-name="P4">Vul het tekstvak achter &lt;...&gt; in</text:p>
      <text:p text:style-name="P5"><text:span text:style-name="T6">&lt;</text:span><text:span text:style-name="T7">g</text:span><text:span text:style-name="T8">ebruiker</text:span><text:span text:style-name="T6">&gt;</text:span><text:span text:style-name="T9"><text:tab/></text:span><text:span text:style-name="T10"> </text:span><text:span text:style-name="T11"><text:tab/><text:tab/><text:tab/></text:span><text:span text:style-name="T12"><draw:control text:anchor-type="as-char" svg:y="-0.4cm" draw:z-index="12" draw:name="Gebruiker 2" draw:style-name="gr1" draw:text-style-name="P6" svg:width="6.002cm" svg:height="0.5cm" draw:control="control11"><svg:title>Gebruiker</svg:title><svg:desc>Volledige naam, bijv. Jan Stek</svg:desc></draw:control></text:span><text:span text:style-name="T12"><text:tab/></text:span><text:span text:style-name="T13">b</text:span><text:span text:style-name="T14">ijv</text:span><text:span text:style-name="T15">.</text:span><text:span text:style-name="T14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3" draw:name="Gberuikersnaam 3" draw:style-name="gr1" draw:text-style-name="P6" svg:width="6.002cm" svg:height="0.5cm" draw:control="control12"><svg:title>Gebruikersnaam</svg:title><svg:desc>Korte naam, bijv. jan</svg:desc></draw:control></text:span><text:span text:style-name="T19"><text:tab/></text:span><text:span text:style-name="T13">b</text:span><text:span text:style-name="T20">ijv</text:span><text:span text:style-name="T21">.</text:span><text:span text:style-name="T22"> </text:span><text:span text:style-name="T23">karel</text:span></text:p>
      <text:p text:style-name="P8"><text:span text:style-name="T18">&lt;</text:span><text:span text:style-name="T24">computernaam</text:span><text:span text:style-name="T18">&gt;</text:span><text:span text:style-name="T25"><text:tab/><text:tab/></text:span><text:span text:style-name="T26"><draw:control text:anchor-type="as-char" svg:y="-0.4cm" draw:z-index="14" draw:name="Computernaam 1" draw:style-name="gr1" draw:text-style-name="P6" svg:width="6.002cm" svg:height="0.5cm" draw:control="control13"><svg:title>Computernaam</svg:title><svg:desc>Unieke naam van de computer</svg:desc></draw:control></text:span><text:span text:style-name="T26"> <text:tab/></text:span><text:span text:style-name="T13">b</text:span><text:span text:style-name="T14">ijv</text:span><text:span text:style-name="T15">.</text:span><text:span text:style-name="T27"> </text:span><text:span text:style-name="T28">pc0</text:span><text:span text:style-name="T29">1</text:span></text:p>
      <text:p text:style-name="P9"><text:span text:style-name="T30">&lt;</text:span><text:span text:style-name="T31">g</text:span><text:span text:style-name="T30">ebruiker&gt;</text:span><text:span text:style-name="T32"><text:tab/></text:span><text:span text:style-name="T11"> <text:tab/><text:tab/><text:tab/></text:span><text:span text:style-name="T12"><draw:control text:anchor-type="as-char" svg:y="-0.4cm" draw:z-index="15" draw:name="Gebruiker 3" draw:style-name="gr1" draw:text-style-name="P6" svg:width="6.002cm" svg:height="0.5cm" draw:control="control14"><svg:title>Gebruiker</svg:title><svg:desc>Volledige naam, bijv. Jan Stek</svg:desc></draw:control></text:span><text:span text:style-name="T12"><text:tab/></text:span><text:span text:style-name="T13">e</text:span><text:span text:style-name="T33">v</text:span><text:span text:style-name="T15">t.</text:span><text:span text:style-name="T33"> extra gebruikers</text:span></text:p>
      <text:p text:style-name="P10"><text:span text:style-name="T30">&lt;</text:span><text:span text:style-name="T31">g</text:span><text:span text:style-name="T30">ebruiker</text:span><text:span text:style-name="T34">sn</text:span><text:span text:style-name="T35">aa</text:span><text:span text:style-name="T34">m</text:span><text:span text:style-name="T30">&gt;<text:tab/></text:span><text:span text:style-name="T19"><draw:control text:anchor-type="as-char" svg:y="-0.4cm" draw:z-index="16" draw:name="Gberuikersnaam 4" draw:style-name="gr1" draw:text-style-name="P6" svg:width="6.002cm" svg:height="0.5cm" draw:control="control15"><svg:title>Gebruikersnaam</svg:title><svg:desc>Korte naam, bijv. jan</svg:desc></draw:control></text:span><text:span text:style-name="T19"><text:tab/></text:span><text:span text:style-name="T36">e</text:span><text:span text:style-name="T37">v</text:span><text:span text:style-name="T38">t.</text:span><text:span text:style-name="T37"> extra gebruikers</text:span></text:p>
      <text:p text:style-name="P11"><text:span text:style-name="T39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40">Nog niet op Linux?</text:span></text:span><text:span text:style-name="T41"><text:tab/></text:span><text:span text:style-name="T42">G</text:span><text:span text:style-name="T43">ebruik </text:span><text:span text:style-name="Strong_20_Emphasis"><text:span text:style-name="T44">Checklist </text:span></text:span><text:span text:style-name="Strong_20_Emphasis"><text:span text:style-name="T45">overzetten</text:span></text:span><text:span text:style-name="T43"> op </text:span><text:a xlink:type="simple" xlink:href="https://karelzimer.nl/nl" text:style-name="Internet_20_link" text:visited-style-name="Visited_20_Internet_20_Link"><text:span text:style-name="Internet_20_link"><text:span text:style-name="T46">karelzimmer.nl/nl</text:span></text:span></text:a><text:span text:style-name="T47">.</text:span></text:p>
      <text:p text:style-name="P14"><text:span text:style-name="Strong_20_Emphasis"><text:span text:style-name="T48">Nieuwe installatie?</text:span></text:span><text:span text:style-name="T49"><text:tab/></text:span><text:span text:style-name="T50">B</text:span><text:span text:style-name="T49">egin bij hoofdstuk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1"><text:bookmark-ref text:reference-format="text" text:ref-name="__RefNumPara__4009_1271708128">Installatie uitvoeren</text:bookmark-ref></text:span></text:span><text:span text:style-name="T52">.</text:span></text:p>
      <text:p text:style-name="P15"/>
      <text:p text:style-name="P15"/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5" draw:name="Vorm3_0" draw:style-name="gr2" draw:text-style-name="P1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3_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&gt;</text:span><text:span text:style-name="T55"><text:note text:id="ftn1" text:note-class="footnote"><text:note-citation>1</text:note-citation><text:note-body><text:p text:style-name="P21"><text:span text:style-name="T57">E</text:span><text:span text:style-name="T58">v</text:span><text:span text:style-name="T59">en</text:span><text:span text:style-name="T60">t</text:span><text:span text:style-name="T61">uele </text:span><text:span text:style-name="T62">extra </text:span><text:span text:style-name="T63">gebruikers</text:span><text:span text:style-name="T62"> aanmelden </text:span><text:span text:style-name="T64">en dezelfde stappen uitvoeren</text:span><text:span text:style-name="T65">.</text:span></text:p></text:note-body></text:note></text:span><text:span text:style-name="T66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7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2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/></text:span></text:p>
          </table:table-cell>
          <table:table-cell table:style-name="_31_._5f_Installatie_5f_voorbereiden.D4" office:value-type="string">
            <text:p text:style-name="P29"><text:span text:style-name="T26">Typ</text:span><text:span text:style-name="T79"> de </text:span><text:span text:style-name="T81">volgende </text:span><text:span text:style-name="T82">drie</text:span><text:span text:style-name="T83"> </text:span><text:span text:style-name="T79">opdrachten, ieder gevolgd door de </text:span><text:span text:style-name="T84">Enter</text:span><text:span text:style-name="T74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4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8" office:value-type="string">
            <text:p text:style-name="P32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T67"><draw:control text:anchor-type="as-char" draw:z-index="18" draw:name="Vorm 3" draw:style-name="gr2" draw:text-style-name="P19" svg:width="0.35cm" svg:height="0.35cm" draw:control="control17"/></text:span></text:p>
          </table:table-cell>
          <table:table-cell table:style-name="_31_._5f_Installatie_5f_voorbereiden.A1" office:value-type="string">
            <text:p text:style-name="P25"><text:span text:style-name="T67"><draw:control text:anchor-type="as-char" draw:z-index="19" draw:name="Vorm 4" draw:style-name="gr2" draw:text-style-name="P19" svg:width="0.35cm" svg:height="0.35cm" draw:control="control18"/></text:span></text:p>
          </table:table-cell>
          <table:table-cell table:style-name="_31_._5f_Installatie_5f_voorbereiden.D10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2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 </text:span></text:span><text:span text:style-name="Strong_20_Emphasis"><text:span text:style-name="T94">I</text:span></text:span><text:span text:style-name="Strong_20_Emphasis"><text:span text:style-name="T94">n</text:span></text:span><text:span text:style-name="Strong_20_Emphasis"><text:span text:style-name="T94">s</text:span></text:span><text:span text:style-name="Strong_20_Emphasis"><text:span text:style-name="T94">tallatiemenu</text:span></text:span><text:span text:style-name="Strong_20_Emphasis"><text:span text:style-name="T77">-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10" office:value-type="string">
            <text:p text:style-name="P35"><text:span text:style-name="Strong_20_Emphasis"><text:span text:style-name="T7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T80"/></text:p>
          </table:table-cell>
          <table:table-cell table:style-name="_31_._5f_Installatie_5f_voorbereiden.A1" office:value-type="string">
            <text:p text:style-name="P36"><text:span text:style-name="T80"/></text:p>
          </table:table-cell>
          <table:table-cell table:style-name="_31_._5f_Installatie_5f_voorbereiden.D12" office:value-type="string">
            <text:p text:style-name="P37"><text:span text:style-name="T95">Selecteer</text:span><text:span text:style-name="T90"> </text:span><text:span text:style-name="Strong_20_Emphasis"><text:span text:style-name="T96">1</text:span></text:span><text:span text:style-name="T97"> </text:span><text:span text:style-name="T98">Installatie voorbereiden</text:span><text:span text:style-name="T99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8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23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0">Installatie uitvoeren</text:span>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24"><text:span text:style-name="Strong_20_Emphasis"><text:span text:style-name="T67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1"><text:span text:style-name="T101">Start de computer op vanaf</text:span><text:span text:style-name="T101"><text:note text:id="ftn3" text:note-class="footnote"><text:note-citation>1</text:note-citation><text:note-body><text:p text:style-name="P42"><text:span text:style-name="T102">B</text:span><text:span text:style-name="T103">ootmenu/</text:span><text:span text:style-name="T102">S</text:span><text:span text:style-name="T103">etup</text:span><text:span text:style-name="T104"> via </text:span><text:span text:style-name="T105">é</text:span><text:span text:style-name="T106">é</text:span><text:span text:style-name="T102">n van de </text:span><text:span text:style-name="T107">v</text:span><text:span text:style-name="T108">eelgebruikte toetsen:</text:span><text:span text:style-name="T109"> </text:span><text:span text:style-name="T110">Esc</text:span><text:span text:style-name="T109">, </text:span><text:span text:style-name="T110">Delete</text:span><text:span text:style-name="T109">, </text:span><text:span text:style-name="T110">F1</text:span><text:span text:style-name="T109">, </text:span><text:span text:style-name="T110">F2</text:span><text:span text:style-name="T109">, </text:span><text:span text:style-name="T110">F9</text:span><text:span text:style-name="T109">, </text:span><text:span text:style-name="T110">F10</text:span><text:span text:style-name="T109">, </text:span><text:span text:style-name="T110">F11</text:span><text:span text:style-name="T109">, of </text:span><text:span text:style-name="T110">F12</text:span></text:p></text:note-body></text:note></text:span><text:span text:style-name="T101"> </text:span><text:span text:style-name="T111">een </text:span><text:span text:style-name="T112"><text:user-field-get text:name="Distro">Ubuntu</text:user-field-get></text:span><text:span text:style-name="T113"><text:s/></text:span><text:span text:style-name="T114">Desktop</text:span><text:span text:style-name="T115"> </text:span><text:span text:style-name="T116">L</text:span><text:span text:style-name="T117">ive</text:span><text:span text:style-name="T117"><text:note text:id="ftn4" text:note-class="footnote"><text:note-citation>2</text:note-citation><text:note-body><text:p text:style-name="P43"><text:span text:style-name="T118">Vanaf ee</text:span>n <text:span text:style-name="T119">L</text:span>ive <text:span text:style-name="T120">USB</text:span><text:span text:style-name="T121">-stick</text:span><text:span text:style-name="T122"> </text:span>kunt <text:span text:style-name="T118">u opstarten en</text:span> <text:span text:style-name="T123">met </text:span><text:span text:style-name="T124"><text:user-field-get text:name="Distro">Ubuntu</text:user-field-get></text:span><text:span text:style-name="T124"><text:s/></text:span>werken zonder enige bestanden op de harde schijf te wijzigen en maakt ook installatie van <text:span text:style-name="T124"><text:user-field-get text:name="Distro">Ubuntu</text:user-field-get></text:span><text:span text:style-name="T124"><text:s/></text:span>mogelijk.</text:p></text:note-body></text:note></text:span><text:span text:style-name="T117"> </text:span><text:span text:style-name="T125">USB</text:span><text:span text:style-name="T126">-stick</text:span><text:span text:style-name="T126"><text:note text:id="ftn5" text:note-class="footnote"><text:note-citation>3</text:note-citation><text:note-body><text:p text:style-name="P44"><text:span text:style-name="T127">Maak een opstartbare USB-stick</text:span><text:span text:style-name="T128">:</text:span><text:span text:style-name="Strong_20_Emphasis"><text:span text:style-name="T129"><text:line-break/></text:span></text:span><text:span text:style-name="T130">Download </text:span><text:span text:style-name="T131">een </text:span><text:span text:style-name="Sterk_20_accent_20_voetnoot"><text:span text:style-name="T132"><text:user-field-get text:name="Distro">Ubuntu</text:user-field-get></text:span></text:span><text:span text:style-name="Sterk_20_accent_20_voetnoot"><text:span text:style-name="T132"><text:s/>Desktop</text:span></text:span><text:span text:style-name="T133"> </text:span><text:span text:style-name="T134">i</text:span><text:span text:style-name="T135">mage</text:span><text:span text:style-name="T134"> </text:span><text:span text:style-name="T136">vanaf </text:span><text:a xlink:type="simple" xlink:href="https://ubuntu.com/" text:style-name="Internet_20_link" text:visited-style-name="Visited_20_Internet_20_Link"><text:span text:style-name="T137">ubuntu.com</text:span></text:a><text:span text:style-name="T136">.</text:span><text:span text:style-name="Strong_20_Emphasis"><text:span text:style-name="T138"><text:line-break/></text:span></text:span><text:span text:style-name="T139">De </text:span><text:span text:style-name="T140">ver</text:span><text:span text:style-name="T139">volgstappen staan beschreven in </text:span><text:span text:style-name="Sterk_20_accent_20_voetnoot"><text:span text:style-name="T141">Linux informatie</text:span></text:span><text:span text:style-name="T139">, te vinden op </text:span><text:a xlink:type="simple" xlink:href="https://karelzimmer.nl/nl" text:style-name="Internet_20_link" text:visited-style-name="Visited_20_Internet_20_Link"><text:span text:style-name="T142">karelzimmer.nl/nl</text:span></text:a><text:span text:style-name="T139">.</text:span></text:p></text:note-body></text:note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><text:span text:style-name="Strong_20_Emphasis"><text:span text:style-name="T80"/></text:span></text:p>
          </table:table-cell>
          <table:table-cell table:style-name="_32_._5f_Installatie_5f_uitvoeren.C2" office:value-type="string">
            <text:p text:style-name="P45"><text:span text:style-name="T95">Selecteer</text:span><text:span text:style-name="T144"> </text:span><text:span text:style-name="Strong_20_Emphasis"><text:span text:style-name="T145">Try or Install Ubuntu</text:span></text:span><text:span text:style-name="T146"> </text:span><text:span text:style-name="T147">en druk op </text:span><text:span text:style-name="T79">de </text:span><text:span text:style-name="T148">Enter</text:span><text:span text:style-name="T7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2" draw:style-name="gr2" draw:text-style-name="P1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49">Maak verbinding met het </text:span><text:span text:style-name="T150">netwerk</text:span><text:span text:style-name="T149">; essentieel voor taalinstelling en softwareselectie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2" draw:text-style-name="P19" svg:width="0.35cm" svg:height="0.35cm" draw:control="control6"/></text:span></text:p>
          </table:table-cell>
          <table:table-cell table:style-name="_32_._5f_Installatie_5f_uitvoeren.C8" office:value-type="string">
            <text:p text:style-name="Standard"><text:span text:style-name="T151">Kies</text:span><text:span text:style-name="T152"> </text:span><text:span text:style-name="Strong_20_Emphasis"><text:span text:style-name="T153">Nederlands</text:span></text:span><text:span text:style-name="T152"> en klik</text:span><text:span text:style-name="T154"> </text:span><text:span text:style-name="T152">op</text:span><text:span text:style-name="T151"> </text:span><text:span text:style-name="Strong_20_Emphasis"><text:span text:style-name="T155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2" draw:text-style-name="P19" svg:width="0.35cm" svg:height="0.35cm" draw:control="control23"/></text:span></text:p>
          </table:table-cell>
          <table:table-cell table:style-name="_32_._5f_Installatie_5f_uitvoeren.C9" office:value-type="string">
            <text:p text:style-name="Standard"><text:span text:style-name="T156">Bij</text:span><text:span text:style-name="T157"> </text:span><text:span text:style-name="Strong_20_Emphasis"><text:span text:style-name="T158">Kies uw toetsenbordindeling</text:span></text:span><text:span text:style-name="T157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Kies <text:span text:style-name="Strong_20_Emphasis">Engels VS</text:span> en <text:span text:style-name="T159">variant</text:span> <text:span text:style-name="Strong_20_Emphasis">Engels (VS, internationaal, met doede toetsen)</text:span><text:span text:style-name="T152"> en klik</text:span><text:span text:style-name="T154"> </text:span><text:span text:style-name="T152">op</text:span><text:span text:style-name="T151"> </text:span><text:span text:style-name="Strong_20_Emphasis"><text:span text:style-name="T155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2" draw:text-style-name="P19" svg:width="0.35cm" svg:height="0.35cm" draw:control="control24"/></text:span></text:p>
          </table:table-cell>
          <table:table-cell table:style-name="_32_._5f_Installatie_5f_uitvoeren.C9" office:value-type="string">
            <text:p text:style-name="Standard"><text:span text:style-name="T156">Bij</text:span><text:span text:style-name="T157"> </text:span><text:span text:style-name="Strong_20_Emphasis"><text:span text:style-name="T160">What apps would you like to install to start with?</text:span></text:span><text:span text:style-name="T160"> kies </text:span><text:span text:style-name="Strong_20_Emphasis"><text:span text:style-name="T160">Extended selection</text:span></text:span><text:span text:style-name="T161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161">klik</text:span><text:span text:style-name="T162"> </text:span><text:span text:style-name="T161">op</text:span><text:span text:style-name="T163"> </text:span><text:span text:style-name="Strong_20_Emphasis"><text:span text:style-name="T164">Next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2" draw:text-style-name="P19" svg:width="0.35cm" svg:height="0.35cm" draw:control="control5"/></text:span></text:p>
          </table:table-cell>
          <table:table-cell table:style-name="_32_._5f_Installatie_5f_uitvoeren.C16" office:value-type="string">
            <text:p text:style-name="Standard"><text:span text:style-name="T156">Bij</text:span><text:span text:style-name="T157"> </text:span><text:span text:style-name="Strong_20_Emphasis"><text:span text:style-name="T165">Create your account</text:span></text:span><text:span text:style-name="T157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17" office:value-type="string">
            <text:p text:style-name="P47"><text:span text:style-name="T166">V</text:span><text:span text:style-name="T167">ul </text:span><text:span text:style-name="T168">in </text:span><text:span text:style-name="Strong_20_Emphasis"><text:span text:style-name="T165">Your</text:span></text:span><text:span text:style-name="Strong_20_Emphasis"><text:span text:style-name="T169"> n</text:span></text:span><text:span text:style-name="Strong_20_Emphasis"><text:span text:style-name="T170">am</text:span></text:span><text:span text:style-name="Strong_20_Emphasis"><text:span text:style-name="T165">e</text:span></text:span><text:span text:style-name="T170"> </text:span><text:span text:style-name="T171">&lt;</text:span><text:span text:style-name="T172">gebruiker&gt;</text:span><text:span text:style-name="T173">, </text:span><text:span text:style-name="Strong_20_Emphasis"><text:span text:style-name="T174"><text:line-break/></text:span></text:span><text:span text:style-name="Strong_20_Emphasis"><text:span text:style-name="T165">You</text:span></text:span><text:span text:style-name="Strong_20_Emphasis"><text:span text:style-name="T175">r</text:span></text:span><text:span text:style-name="Strong_20_Emphasis"><text:span text:style-name="T169"> </text:span></text:span><text:span text:style-name="Strong_20_Emphasis"><text:span text:style-name="T176">computer</text:span></text:span><text:span text:style-name="Strong_20_Emphasis"><text:span text:style-name="T177">'s </text:span></text:span><text:span text:style-name="Strong_20_Emphasis"><text:span text:style-name="T178">name</text:span></text:span><text:span text:style-name="T179"> &lt;computernaam&gt;</text:span><text:span text:style-name="T170">,</text:span><text:span text:style-name="Strong_20_Emphasis"><text:span text:style-name="T180"><text:line-break/></text:span></text:span><text:span text:style-name="Strong_20_Emphasis"><text:span text:style-name="T181">Your username</text:span></text:span><text:span text:style-name="T170"> &lt;</text:span><text:span text:style-name="T179">gebruikersnaam&gt;</text:span><text:span text:style-name="T170">,</text:span><text:span text:style-name="Strong_20_Emphasis"><text:span text:style-name="T180"><text:line-break/></text:span></text:span><text:span text:style-name="T182">g</text:span><text:span text:style-name="T183">eef tweemaal een </text:span><text:span text:style-name="Strong_20_Emphasis"><text:span text:style-name="T183">wachtwoord</text:span></text:span><text:span text:style-name="T161"> en klik</text:span><text:span text:style-name="T162"> </text:span><text:span text:style-name="T161">op</text:span><text:span text:style-name="T163"> </text:span><text:span text:style-name="Strong_20_Emphasis"><text:span text:style-name="T164">Next</text:span></text:span><text:span text:style-name="T163">.</text:span></text:p>
          </table:table-cell>
        </table:table-row>
      </table:table>
      <text:p text:style-name="P48"><text:span text:style-name="Strong_20_Emphasis"><text:span text:style-name="T184"/></text:span></text:p>
      <text:list text:continue-numbering="true" text:style-name="L1">
        <text:list-item>
          <text:p text:style-name="P49"><text:span text:style-name="Strong_20_Emphasis"><text:span text:style-name="T185">Installatie </text:span></text:span><text:span text:style-name="Strong_20_Emphasis"><text:span text:style-name="T186">afronden</text:span></text:span></text:p>
        </text:list-item>
      </text:list>
      <text:p text:style-name="P50"><text:span text:style-name="Strong_20_Emphasis"><text:span text:style-name="T1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3" draw:name="Vorm24" draw:style-name="gr2" draw:text-style-name="P1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2"><text:span text:style-name="T187">Aanmelden als </text:span><text:span text:style-name="T188">&lt;</text:span><text:span text:style-name="T189">gebruiker&gt;</text:span><text:span text:style-name="T18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2" draw:text-style-name="P1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0" draw:name="Vorm 5" draw:style-name="gr2" draw:text-style-name="P1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26"><text:span text:style-name="T68">T</text:span><text:span text:style-name="T69">yp </text:span><text:span text:style-name="User_20_Entry"><text:span text:style-name="T70">term</text:span></text:span><text:span text:style-name="T71"> </text:span><text:span text:style-name="T68">op het activiteitenoverzicht</text:span><text:span text:style-name="T72"><text:note text:id="ftn6" text:note-class="footnote"><text:note-citation>1</text:note-citation><text:note-body><text:p text:style-name="P53"><text:span text:style-name="T190">Druk op de Super (Windows/command/vergrootglas) toets of klik in de linkerbovenhoek.</text:span><text:span text:style-name="T190"/>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76">Terminalvenster</text:span></text:span><text:span text:style-name="Strong_20_Emphasis"><text:span text:style-name="T77">-</text:span></text:span><text:span text:style-name="Strong_20_Emphasis"><text:span text:style-name="T74">pictogram</text:span></text:span><text:span text:style-name="Strong_20_Emphasis"><text:span text:style-name="T78">.</text:span></text:span><text:span text:style-name="Strong_20_Emphasis"><text:span text:style-name="T79"> 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80"/></text:span></text:p>
          </table:table-cell>
          <table:table-cell table:style-name="_33_._5f_Installatie_5f_afronden.C6" office:value-type="string">
            <text:p text:style-name="P55"><text:span text:style-name="T191">Typ</text:span><text:span text:style-name="T79"> de </text:span><text:span text:style-name="T192">volgende </text:span><text:span text:style-name="T82">drie</text:span><text:span text:style-name="T83"> </text:span><text:span text:style-name="T79">opdrachten, ieder gevolgd door de </text:span><text:span text:style-name="T193">Enter</text:span><text:span text:style-name="T74">-toets: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6" office:value-type="string">
            <text:p text:style-name="P30"><text:span text:style-name="User_20_Entry"><text:span text:style-name="T85">sudo apt install </text:span></text:span><text:span text:style-name="User_20_Entry"><text:span text:style-name="T86">wget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8" office:value-type="string">
            <text:p text:style-name="P31"><text:span text:style-name="User_20_Entry"><text:span text:style-name="T86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31"><text:span text:style-name="User_20_Entry"><text:span text:style-name="T86">bash 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57"><text:span text:style-name="T26">V</text:span><text:span text:style-name="T89">olg </text:span><text:span text:style-name="T9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1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25"><text:span text:style-name="Strong_20_Emphasis"><text:span text:style-name="T67"><draw:control text:anchor-type="as-char" draw:z-index="21" draw:name="Vorm 7" draw:style-name="gr2" draw:text-style-name="P19" svg:width="0.35cm" svg:height="0.35cm" draw:control="control20"/></text:span></text:span></text:p>
          </table:table-cell>
          <table:table-cell table:style-name="_33_._5f_Installatie_5f_afronden.C12" office:value-type="string">
            <text:p text:style-name="P34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92">1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 </text:span></text:span><text:span text:style-name="Strong_20_Emphasis"><text:span text:style-name="T94">I</text:span></text:span><text:span text:style-name="Strong_20_Emphasis"><text:span text:style-name="T94">n</text:span></text:span><text:span text:style-name="Strong_20_Emphasis"><text:span text:style-name="T94">s</text:span></text:span><text:span text:style-name="Strong_20_Emphasis"><text:span text:style-name="T94">tallatiemenu</text:span></text:span><text:span text:style-name="Strong_20_Emphasis"><text:span text:style-name="T77">-</text:span></text:span><text:span text:style-name="Strong_20_Emphasis"><text:span text:style-name="T74">pictogram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80"/></text:span></text:p>
          </table:table-cell>
          <table:table-cell table:style-name="_33_._5f_Installatie_5f_afronden.C13" office:value-type="string">
            <text:p text:style-name="P59"><text:span text:style-name="T95">Selecteer</text:span><text:span text:style-name="T194"> </text:span><text:span text:style-name="Strong_20_Emphasis"><text:span text:style-name="T195">3</text:span></text:span><text:span text:style-name="T196"> </text:span><text:span text:style-name="T197">Installatie</text:span><text:span text:style-name="T198"> </text:span><text:span text:style-name="T199">afronden</text:span><text:span text:style-name="T99">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4" office:value-type="string">
            <text:p text:style-name="P38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50"><text:span text:style-name="Strong_20_Emphasis"><text:span text:style-name="T187"/></text:span></text:p>
      <text:list text:continue-numbering="true" text:style-name="L1">
        <text:list-item>
          <text:p text:style-name="P60"><text:span text:style-name="Strong_20_Emphasis"><text:span text:style-name="T200">Gebruiker inrichten</text:span></text:span></text:p>
        </text:list-item>
      </text:list>
      <text:p text:style-name="P6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7"><draw:control text:anchor-type="as-char" draw:z-index="4" draw:name="Vorm40_0" draw:style-name="gr2" draw:text-style-name="P19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67"><draw:control text:anchor-type="as-char" draw:z-index="9" draw:name="Vorm40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63"><text:span text:style-name="T187">Aanmelden als </text:span><text:span text:style-name="T188">&lt;</text:span><text:span text:style-name="T189">gebruiker&gt;</text:span><text:span text:style-name="T201"><text:note text:id="ftn7" text:note-class="footnote"><text:note-citation>1</text:note-citation><text:note-body><text:p text:style-name="P64"><text:span text:style-name="T202">E</text:span><text:span text:style-name="T203">ventuele extra </text:span><text:span text:style-name="T204">gebruiker</text:span><text:span text:style-name="T205">s </text:span><text:span text:style-name="T203">aanmelden en dezelfde stappen uitvoeren.</text:span></text:p></text:note-body></text:note></text:span><text:span text:style-name="T187">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2" office:value-type="string">
            <text:p text:style-name="P6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206"><draw:control text:anchor-type="as-char" draw:z-index="11" draw:name="Vorm13_ 1" draw:style-name="gr2" draw:text-style-name="P19" svg:width="0.35cm" svg:height="0.35cm" draw:control="control10"/></text:span></text:span></text:p>
          </table:table-cell>
          <table:table-cell table:style-name="Tabel2.D2" office:value-type="string">
            <text:p text:style-name="P68">Volg de welkomstschermen.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2" office:value-type="string">
            <text:p text:style-name="P66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0"><text:span text:style-name="Strong_20_Emphasis"><text:span text:style-name="T67"><draw:control text:anchor-type="as-char" draw:z-index="22" draw:name="Vorm 8" draw:style-name="gr2" draw:text-style-name="P19" svg:width="0.35cm" svg:height="0.35cm" draw:control="control21"/></text:span></text:span></text:p>
          </table:table-cell>
          <table:table-cell table:style-name="Tabel2.A1" office:value-type="string">
            <text:p text:style-name="P70"><text:span text:style-name="Strong_20_Emphasis"><text:span text:style-name="T67"><draw:control text:anchor-type="as-char" draw:z-index="23" draw:name="Vorm 9" draw:style-name="gr2" draw:text-style-name="P19" svg:width="0.35cm" svg:height="0.35cm" draw:control="control22"/></text:span></text:span></text:p>
          </table:table-cell>
          <table:table-cell table:style-name="Tabel2.D5" office:value-type="string">
            <text:p text:style-name="P71"><text:span text:style-name="T68">T</text:span><text:span text:style-name="T69">yp </text:span><text:span text:style-name="User_20_Entry"><text:span text:style-name="T91">menu</text:span></text:span><text:span text:style-name="T71"> </text:span><text:span text:style-name="T68">op het activiteitenoverzicht</text:span><text:span text:style-name="T72"><text:note text:id="ftn8" text:note-class="footnote"><text:note-citation>2</text:note-citation><text:note-body><text:p text:style-name="P27">Druk op de Super (Windows/command/vergrootglas) toets of klik in de linkerbovenhoek.</text:p></text:note-body></text:note></text:span><text:span text:style-name="T68"> </text:span><text:span text:style-name="T73">e</text:span><text:span text:style-name="T74">n </text:span><text:span text:style-name="T75">k</text:span><text:span text:style-name="T74">lik op het </text:span><text:span text:style-name="Strong_20_Emphasis"><text:span text:style-name="T93">KZ </text:span></text:span><text:span text:style-name="Strong_20_Emphasis"><text:span text:style-name="T94">I</text:span></text:span><text:span text:style-name="Strong_20_Emphasis"><text:span text:style-name="T94">n</text:span></text:span><text:span text:style-name="Strong_20_Emphasis"><text:span text:style-name="T94">s</text:span></text:span><text:span text:style-name="Strong_20_Emphasis"><text:span text:style-name="T94">tallatiemenu</text:span></text:span><text:span text:style-name="Strong_20_Emphasis"><text:span text:style-name="T77">-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5" office:value-type="string">
            <text:p text:style-name="P35"><text:span text:style-name="Strong_20_Emphasis"><text:span text:style-name="T74">pictogram.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7" office:value-type="string">
            <text:p text:style-name="P73"><text:span text:style-name="T95">Selecteer</text:span><text:span text:style-name="T194"> </text:span><text:span text:style-name="Strong_20_Emphasis"><text:span text:style-name="T195">4</text:span></text:span><text:span text:style-name="T196"> </text:span><text:span text:style-name="T207">Gebruiker inrichten</text:span><text:span text:style-name="T99">.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8" office:value-type="string">
            <text:p text:style-name="P74"><text:span text:style-name="T26">V</text:span><text:span text:style-name="T89">olg </text:span><text:span text:style-name="T90">de aanwijzingen op het scherm.</text:span></text:p>
          </table:table-cell>
        </table:table-row>
      </table:table>
      <text:p text:style-name="P75"><text:span text:style-name="Strong_20_Emphasis"><text:span text:style-name="T208"/></text:span></text:p>
      <text:p text:style-name="P76"/>
      <text:p text:style-name="P77"><text:span text:style-name="T209">E</text:span><text:span text:style-name="T210">inde c</text:span><text:span text:style-name="T211">hecklist, </text:span><text:span text:style-name="T212">d</text:span><text:span text:style-name="T211">e installatie van </text:span><text:span text:style-name="T213"><text:user-field-get text:name="Distro">Ubuntu</text:user-field-get></text:span><text:span text:style-name="T214"><text:s/></text:span><text:span text:style-name="T215">Desktop</text:span><text:span text:style-name="T216"> </text:span><text:span text:style-name="T211">is voltooid.</text:span></text:p>
      <text:p text:style-name="P78"/>
      <text:list text:style-name="L2">
        <text:list-header>
          <text:p text:style-name="P79"><text:span text:style-name="T217">Geschreven door </text:span><text:a xlink:type="simple" xlink:href="mailto:info@karelzimmer.nl?subject=Checklist%20installatie%20Linux" text:style-name="Internet_20_link" text:visited-style-name="Visited_20_Internet_20_Link"><text:span text:style-name="T218">Karel Zimmer</text:span></text:a><text:span text:style-name="T219">.</text:span></text:p>
          <text:p text:style-name="P80"><text:span text:style-name="T220">Licentie </text:span><text:span text:style-name="T219">C</text:span><text:span text:style-name="T221">C0</text:span><text:span text:style-name="T219"> 1.0 </text:span><text:span text:style-name="T22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2"><text:s/></text:span><text:span text:style-name="T22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10-09T08:38:23.496279311">09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9T08:38:23.435016314</dc:date>
    <meta:keyword>Installatie</meta:keyword>
    <meta:keyword>Checklist</meta:keyword>
    <meta:keyword>Linux</meta:keyword>
    <meta:editing-cycles>6992</meta:editing-cycles>
    <meta:editing-duration>P12DT14H9M33S</meta:editing-duration>
    <meta:printed-by>Karel Zimmer</meta:printed-by>
    <meta:print-date>2024-11-09T12:34:03.003407902</meta:print-date>
    <meta:document-statistic meta:table-count="4" meta:image-count="2" meta:object-count="0" meta:page-count="4" meta:paragraph-count="86" meta:word-count="462" meta:character-count="3264" meta:non-whitespace-character-count="2850"/>
    <meta:user-defined meta:name="Info 1"/>
    <meta:user-defined meta:name="Info 2"/>
    <meta:user-defined meta:name="Info 3"/>
    <meta:user-defined meta:name="Info 4"/>
  </office:meta>
</office:document-meta>
</file>